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7379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officeooo:paragraph-rsid="001852c7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>
      <style:text-properties fo:color="#000000" style:font-name="Times New Roman"/>
    </style:style>
    <style:style style:name="P11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488bd" officeooo:paragraph-rsid="001488bd"/>
    </style:style>
    <style:style style:name="P12" style:family="paragraph" style:parent-style-name="Standard">
      <style:text-properties fo:font-weight="bold" officeooo:rsid="00228768" officeooo:paragraph-rsid="001852c7" style:font-weight-asian="bold" style:font-weight-complex="bold"/>
    </style:style>
    <style:style style:name="P13" style:family="paragraph" style:parent-style-name="Standard">
      <style:text-properties fo:font-weight="normal" officeooo:rsid="00228768" officeooo:paragraph-rsid="001e1537" style:font-weight-asian="normal" style:font-weight-complex="normal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6" style:family="paragraph" style:parent-style-name="Standard" style:list-style-name="L1">
      <style:paragraph-properties style:snap-to-layout-grid="false"/>
      <style:text-properties fo:color="#000000" officeooo:rsid="000e2478" officeooo:paragraph-rsid="00138142"/>
    </style:style>
    <style:style style:name="P17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e1537" officeooo:paragraph-rsid="001e1537"/>
    </style:style>
    <style:style style:name="P18" style:family="paragraph" style:parent-style-name="Standard">
      <style:paragraph-properties style:snap-to-layout-grid="false"/>
      <style:text-properties fo:color="#000000" fo:language="es" fo:country="ES" fo:font-style="italic" officeooo:rsid="001488bd" officeooo:paragraph-rsid="001488bd" style:font-style-asian="italic" style:language-complex="ar" style:country-complex="SA" style:font-weight-complex="bold"/>
    </style:style>
    <style:style style:name="P19" style:family="paragraph" style:parent-style-name="Standard">
      <style:paragraph-properties style:snap-to-layout-grid="false"/>
      <style:text-properties fo:color="#000000" officeooo:paragraph-rsid="001f8b59"/>
    </style:style>
    <style:style style:name="P20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e1537" officeooo:paragraph-rsid="001e1537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117379" style:font-weight-asian="normal" style:font-weight-complex="normal"/>
    </style:style>
    <style:style style:name="T7" style:family="text">
      <style:text-properties fo:color="#000000" style:font-name="Times New Roman" fo:font-weight="normal" officeooo:rsid="001e0f5c" style:font-weight-asian="normal" style:font-weight-complex="normal"/>
    </style:style>
    <style:style style:name="T8" style:family="text">
      <style:text-properties fo:color="#000000" style:font-name="Times New Roman" officeooo:rsid="001e0f5c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e153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officeooo:rsid="001e0f5c"/>
    </style:style>
    <style:style style:name="T14" style:family="text">
      <style:text-properties officeooo:rsid="00130f48"/>
    </style:style>
    <style:style style:name="T15" style:family="text">
      <style:text-properties fo:language="es" fo:country="ES" style:language-complex="ar" style:country-complex="SA"/>
    </style:style>
    <style:style style:name="T16" style:family="text">
      <style:text-properties fo:language="es" fo:country="ES" officeooo:rsid="001488bd" style:language-complex="ar" style:country-complex="SA"/>
    </style:style>
    <style:style style:name="T17" style:family="text">
      <style:text-properties fo:color="#0000ff" fo:font-weight="bold" officeooo:rsid="00138142" style:font-weight-asian="bold" style:font-weight-complex="bold"/>
    </style:style>
    <style:style style:name="T18" style:family="text">
      <style:text-properties fo:color="#0000ff" fo:font-weight="bold" officeooo:rsid="001cca09" style:font-weight-asian="bold" style:font-weight-complex="bold"/>
    </style:style>
    <style:style style:name="T19" style:family="text">
      <style:text-properties fo:color="#0000ff" fo:language="en" fo:country="US" fo:font-weight="bold" style:font-weight-asian="bold" style:font-weight-complex="bold"/>
    </style:style>
    <style:style style:name="T20" style:family="text">
      <style:text-properties fo:color="#0000ff" fo:language="en" fo:country="US" fo:font-weight="bold" officeooo:rsid="001488bd" style:font-weight-asian="bold" style:font-weight-complex="bold"/>
    </style:style>
    <style:style style:name="T21" style:family="text">
      <style:text-properties fo:color="#0000ff" fo:language="en" fo:country="US" fo:font-weight="bold" officeooo:rsid="001e1537" style:font-weight-asian="bold" style:font-weight-complex="bold"/>
    </style:style>
    <style:style style:name="T22" style:family="text">
      <style:text-properties fo:color="#0000ff" style:font-name="Times New Roman" fo:language="es" fo:country="ES" fo:font-weight="bold" officeooo:rsid="00229166" style:font-weight-asian="bold" style:language-complex="ar" style:country-complex="SA" style:font-weight-complex="bold"/>
    </style:style>
    <style:style style:name="T23" style:family="text">
      <style:text-properties fo:color="#0000ff" style:font-name="Times New Roman" fo:language="es" fo:country="ES" fo:font-weight="bold" officeooo:rsid="002b7e97" style:font-weight-asian="bold" style:language-complex="ar" style:country-complex="SA" style:font-weight-complex="bold"/>
    </style:style>
    <style:style style:name="T24" style:family="text">
      <style:text-properties fo:color="#0000ff" style:font-name="Times New Roman" fo:language="es" fo:country="ES" fo:font-weight="bold" officeooo:rsid="001f8b59" style:font-weight-asian="bold" style:language-complex="ar" style:country-complex="SA" style:font-weight-complex="bold"/>
    </style:style>
    <style:style style:name="T25" style:family="text">
      <style:text-properties officeooo:rsid="001e0f5c"/>
    </style:style>
    <style:style style:name="T26" style:family="text">
      <style:text-properties officeooo:rsid="001e15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</text:span><text:span text:style-name="UC_5f_NormalAzul_20_Car"><text:span text:style-name="T5"> </text:span></text:span><text:span text:style-name="UC_5f_NormalAzul_20_Car"><text:span text:style-name="T7">Enviar Solicitud de Cambi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7">SGC-</text:span><text:span text:style-name="T18">GDC-02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2"> </text:span><text:span text:style-name="T13">Sistema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2"> </text:span><text:span text:style-name="UC_5f_NormalAzul_20_Car"><text:span text:style-name="T8">Enviar una solicitud de cambio a los integrantes del comité de cambi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9">Pre-condiciones:</text:span><text:span text:style-name="UC_5f_NormalAzul_20_Car"><text:span text:style-name="T4"> </text:span></text:span><text:span text:style-name="UC_5f_NormalAzul_20_Car"><text:span text:style-name="T7">La solicitud debe estar cread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4"> </text:span></text:span><text:span text:style-name="UC_5f_NormalAzul_20_Car"><text:span text:style-name="T6">Los </text:span></text:span><text:span text:style-name="UC_5f_NormalAzul_20_Car"><text:span text:style-name="T7">usuarios integrantes han aceptado la solicitud de cambio.</text:span></text:span></text:p>
          </table:table-cell>
          <table:covered-table-cell/>
        </table:table-row>
      </table:table>
      <text:p text:style-name="P7"/>
      <text:p text:style-name="P10"><text:span text:style-name="UC_5f_NormalAzul_20_Car"><text:span text:style-name="T3"/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  <text:p text:style-name="P7"/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7656772422146291493" text:style-name="L1">
              <text:list-item>
                <text:p text:style-name="P16"><text:span text:style-name="T14">D</text:span>espliega una interfaz “<text:span text:style-name="T25">Solicitud de Cambio</text:span>” <text:span text:style-name="T25">a todos los usuarios integrantes del comité de cambios.</text:span> <text:span text:style-name="T26">El mensaje contendrá los siguientes atributos:<text:line-break/>“Identificador de la solicitud”<text:line-break/>“Descripción”<text:line-break/>“Ítem”<text:line-break/>“Información de impacto”</text:span>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85631492320654" text:continue-numbering="true" text:style-name="L1">
              <text:list-item>
                <text:p text:style-name="P20"><text:span text:style-name="T16">O</text:span><text:span text:style-name="T15">prime el botón “Aceptar”.</text:span></text:p>
              </text:list-item>
            </text:list>
          </table:table-cell>
          <table:table-cell table:style-name="Tabla2.B4" office:value-type="string">
            <text:p text:style-name="P2"/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85632295688890" text:continue-numbering="true" text:style-name="L1">
              <text:list-item>
                <text:p text:style-name="P17">Cierra la interfaz y envía un voto a favor a la solicitud.</text:p>
              </text:list-item>
            </text:list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p text:style-name="P12">A1. <text:span text:style-name="T26">Rechazar</text:span></text:p>
            <text:p text:style-name="P13"><text:span text:style-name="Default_20_Paragraph_20_Font"><text:span text:style-name="T10">En el paso </text:span></text:span><text:span text:style-name="Default_20_Paragraph_20_Font"><text:span text:style-name="T12">2</text:span></text:span><text:span text:style-name="Default_20_Paragraph_20_Font"><text:span text:style-name="T10">, <text:s/>el usuario </text:span></text:span><text:span text:style-name="Default_20_Paragraph_20_Font"><text:span text:style-name="T11">oprime</text:span></text:span><text:span text:style-name="Default_20_Paragraph_20_Font"><text:span text:style-name="T10"> el botón “</text:span></text:span><text:span text:style-name="Default_20_Paragraph_20_Font"><text:span text:style-name="T12">Rechazar</text:span></text:span><text:span text:style-name="Default_20_Paragraph_20_Font"><text:span text:style-name="T10">”. </text:span></text:span><text:span text:style-name="Default_20_Paragraph_20_Font"><text:span text:style-name="T12">Se cierra la interfaz y el sistema envía un voto en contra para la solicitud.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8">1.1-Error de conexión con la base de datos.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text:s/></text:p>
          </table:table-cell>
        </table:table-row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5">Casos de Uso donde se incluye: <text:span text:style-name="T19">SG</text:span><text:span text:style-name="T20">C</text:span><text:span text:style-name="T19">-</text:span><text:span text:style-name="T21">GDC</text:span><text:span text:style-name="T19">-0</text:span><text:span text:style-name="T21">2</text:span></text:p>
          </table:table-cell>
        </table:table-row>
        <table:table-row table:style-name="Tabla5.1">
          <table:table-cell table:style-name="Tabla5.A1" office:value-type="string">
            <text:p text:style-name="P5">Casos de Uso al que extiende: 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19">Requerimientos Funcionales Asociados:<text:span text:style-name="T22"> </text:span><text:span text:style-name="T23">RF-</text:span><text:span text:style-name="T22">1</text:span><text:span text:style-name="T24">18</text:span><text:span text:style-name="T22">, </text:span><text:span text:style-name="T23">RF-</text:span><text:span text:style-name="T22">1</text:span><text:span text:style-name="T24">19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9</meta:editing-cycles>
    <meta:editing-duration>PT8H7M33S</meta:editing-duration>
    <dc:date>2014-03-17T08:56:30.895191518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3" meta:word-count="171" meta:character-count="1111" meta:non-whitespace-character-count="960"/>
  </office:meta>
</office:document-meta>
</file>